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0000" draw:textarea-horizontal-align="center" draw:textarea-vertical-align="middle" draw:shadow="hidden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fill-color="#000000" draw:textarea-horizontal-align="center" draw:textarea-vertical-align="middle"/>
    </style:style>
    <style:style style:name="gr7" style:family="graphic" style:parent-style-name="standard">
      <style:graphic-properties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frame draw:style-name="gr1" draw:layer="layout" svg:width="2.818cm" svg:height="0.988cm" svg:x="1.089cm" svg:y="0.895cm">
            <draw:text-box>
              <text:p text:style-name="P1">Case 1:</text:p>
            </draw:text-box>
          </draw:frame>
          <draw:custom-shape draw:style-name="gr2" draw:text-style-name="P2" draw:id="id2" draw:layer="layout" svg:width="1.323cm" svg:height="1.245cm" svg:x="4.085cm" svg:y="1.946cm">
            <text:p text:style-name="P2">S1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3" draw:id="id1" draw:layer="layout" svg:width="0.311cm" svg:height="0.312cm" svg:x="1.984cm" svg:y="2.412cm">
            <text:p text:style-name="P1"/>
          </draw:ellipse>
          <draw:connector draw:style-name="gr4" draw:text-style-name="P3" draw:layer="layout" draw:type="curve" svg:x1="2.295cm" svg:y1="2.568cm" svg:x2="4.085cm" svg:y2="2.568cm" draw:start-shape="id1" draw:start-glue-point="1" draw:end-shape="id2" draw:end-glue-point="3">
            <text:p text:style-name="P1"/>
          </draw:connector>
          <draw:custom-shape draw:style-name="gr2" draw:text-style-name="P2" draw:id="id3" draw:layer="layout" svg:width="1.323cm" svg:height="1.245cm" svg:x="7.704cm" svg:y="1.986cm">
            <text:p text:style-name="P2">S2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draw:type="curve" draw:line-skew="-0.994cm -0.013cm" svg:x1="5.408cm" svg:y1="2.568cm" svg:x2="8.365cm" svg:y2="1.986cm" draw:start-shape="id2" draw:start-glue-point="1" draw:end-shape="id3" draw:end-glue-point="0">
            <text:p text:style-name="P1"/>
          </draw:connector>
          <draw:connector draw:style-name="gr4" draw:text-style-name="P3" draw:layer="layout" draw:type="curve" draw:line-skew="1.151cm" svg:x1="7.704cm" svg:y1="2.608cm" svg:x2="4.746cm" svg:y2="3.191cm" draw:start-shape="id3" draw:start-glue-point="3" draw:end-shape="id2" draw:end-glue-point="2">
            <text:p text:style-name="P1"/>
          </draw:connector>
          <draw:ellipse draw:style-name="gr3" draw:text-style-name="P3" draw:layer="layout" svg:width="0.311cm" svg:height="0.312cm" svg:x="1.985cm" svg:y="2.412cm">
            <text:p text:style-name="P1"/>
          </draw:ellipse>
          <draw:g draw:id="id4">
            <draw:circle draw:style-name="gr5" draw:text-style-name="P3" draw:layer="layout" svg:width="0.623cm" svg:height="0.623cm" svg:x="11.361cm" svg:y="2.529cm">
              <text:p text:style-name="P1"/>
            </draw:circle>
            <draw:ellipse draw:style-name="gr6" draw:text-style-name="P3" draw:layer="layout" svg:width="0.311cm" svg:height="0.35cm" svg:x="11.517cm" svg:y="2.646cm">
              <text:p text:style-name="P1"/>
            </draw:ellipse>
          </draw:g>
          <draw:connector draw:style-name="gr4" draw:text-style-name="P3" draw:layer="layout" draw:type="curve" svg:x1="9.027cm" svg:y1="2.608cm" svg:x2="11.361cm" svg:y2="2.84cm" draw:start-shape="id3" draw:start-glue-point="1" draw:end-shape="id4" draw:end-glue-point="3">
            <text:p text:style-name="P1"/>
          </draw:connector>
        </draw:g>
        <draw:g>
          <draw:frame draw:style-name="gr1" draw:layer="layout" svg:width="2.822cm" svg:height="0.988cm" svg:x="1.479cm" svg:y="5.136cm">
            <draw:text-box>
              <text:p text:style-name="P1">Case 2:</text:p>
            </draw:text-box>
          </draw:frame>
          <draw:custom-shape draw:style-name="gr2" draw:text-style-name="P2" draw:id="id6" draw:layer="layout" svg:width="9.766cm" svg:height="2.645cm" svg:x="4.319cm" svg:y="6.265cm"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3" draw:id="id5" draw:layer="layout" svg:width="0.311cm" svg:height="0.312cm" svg:x="2.218cm" svg:y="7.431cm">
            <text:p text:style-name="P1"/>
          </draw:ellipse>
          <draw:connector draw:style-name="gr4" draw:text-style-name="P3" draw:layer="layout" draw:type="curve" svg:x1="2.529cm" svg:y1="7.587cm" svg:x2="4.319cm" svg:y2="7.587cm" draw:start-shape="id5" draw:start-glue-point="1" draw:end-shape="id6" draw:end-glue-point="3">
            <text:p text:style-name="P1"/>
          </draw:connector>
          <draw:custom-shape draw:style-name="gr2" draw:text-style-name="P2" draw:id="id7" draw:layer="layout" svg:width="1.323cm" svg:height="1.245cm" svg:x="15.253cm" svg:y="6.461cm">
            <text:p text:style-name="P2">S2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draw:type="curve" draw:line-skew="-0.43cm -0.013cm" svg:x1="14.085cm" svg:y1="7.587cm" svg:x2="15.914cm" svg:y2="6.461cm" draw:start-shape="id6" draw:start-glue-point="1" draw:end-shape="id7" draw:end-glue-point="0">
            <text:p text:style-name="P1"/>
          </draw:connector>
          <draw:connector draw:style-name="gr4" draw:text-style-name="P3" draw:layer="layout" draw:type="curve" draw:line-skew="0.566cm 0.403cm" svg:x1="15.253cm" svg:y1="7.083cm" svg:x2="9.202cm" svg:y2="8.91cm" draw:start-shape="id7" draw:start-glue-point="3" draw:end-shape="id6" draw:end-glue-point="2">
            <text:p text:style-name="P1"/>
          </draw:connector>
          <draw:g draw:id="id8">
            <draw:circle draw:style-name="gr5" draw:text-style-name="P3" draw:layer="layout" svg:width="0.623cm" svg:height="0.623cm" svg:x="18.91cm" svg:y="7.004cm">
              <text:p text:style-name="P1"/>
            </draw:circle>
            <draw:ellipse draw:style-name="gr6" draw:text-style-name="P3" draw:layer="layout" svg:width="0.311cm" svg:height="0.35cm" svg:x="19.066cm" svg:y="7.121cm">
              <text:p text:style-name="P1"/>
            </draw:ellipse>
          </draw:g>
          <draw:connector draw:style-name="gr4" draw:text-style-name="P3" draw:layer="layout" draw:type="curve" svg:x1="16.576cm" svg:y1="7.083cm" svg:x2="18.91cm" svg:y2="7.315cm" draw:start-shape="id7" draw:start-glue-point="1" draw:end-shape="id8" draw:end-glue-point="3">
            <text:p text:style-name="P1"/>
          </draw:connector>
          <draw:custom-shape draw:style-name="gr2" draw:text-style-name="P2" draw:id="id10" draw:layer="layout" svg:width="1.323cm" svg:height="1.245cm" svg:x="7.042cm" svg:y="6.81cm">
            <text:p text:style-name="P2">S1a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3" draw:id="id9" draw:layer="layout" svg:width="0.311cm" svg:height="0.312cm" svg:x="4.941cm" svg:y="7.276cm">
            <text:p text:style-name="P1"/>
          </draw:ellipse>
          <draw:connector draw:style-name="gr4" draw:text-style-name="P3" draw:layer="layout" draw:type="curve" svg:x1="5.252cm" svg:y1="7.432cm" svg:x2="7.042cm" svg:y2="7.432cm" draw:start-shape="id9" draw:start-glue-point="1" draw:end-shape="id10" draw:end-glue-point="3">
            <text:p text:style-name="P1"/>
          </draw:connector>
          <draw:custom-shape draw:style-name="gr2" draw:text-style-name="P2" draw:id="id11" draw:layer="layout" svg:width="1.323cm" svg:height="1.245cm" svg:x="10.194cm" svg:y="6.889cm">
            <text:p text:style-name="P2">S1b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draw:type="curve" draw:line-skew="-0.994cm -0.013cm" svg:x1="8.365cm" svg:y1="7.432cm" svg:x2="10.855cm" svg:y2="6.889cm" draw:start-shape="id10" draw:start-glue-point="1" draw:end-shape="id11" draw:end-glue-point="0">
            <text:p text:style-name="P1"/>
          </draw:connector>
          <draw:connector draw:style-name="gr4" draw:text-style-name="P3" draw:layer="layout" draw:type="curve" draw:line-skew="0.827cm" svg:x1="10.194cm" svg:y1="7.511cm" svg:x2="7.703cm" svg:y2="8.055cm" draw:start-shape="id11" draw:start-glue-point="3" draw:end-shape="id10" draw:end-glue-point="2">
            <text:p text:style-name="P1"/>
          </draw:connector>
          <draw:ellipse draw:style-name="gr3" draw:text-style-name="P3" draw:layer="layout" svg:width="0.311cm" svg:height="0.312cm" svg:x="4.942cm" svg:y="7.276cm">
            <text:p text:style-name="P1"/>
          </draw:ellipse>
          <draw:g draw:id="id12">
            <draw:circle draw:style-name="gr5" draw:text-style-name="P3" draw:layer="layout" svg:width="0.623cm" svg:height="0.623cm" svg:x="12.762cm" svg:y="7.393cm">
              <text:p text:style-name="P1"/>
            </draw:circle>
            <draw:ellipse draw:style-name="gr6" draw:text-style-name="P3" draw:layer="layout" svg:width="0.311cm" svg:height="0.35cm" svg:x="12.918cm" svg:y="7.51cm">
              <text:p text:style-name="P1"/>
            </draw:ellipse>
          </draw:g>
          <draw:connector draw:style-name="gr4" draw:text-style-name="P3" draw:layer="layout" draw:type="curve" svg:x1="11.517cm" svg:y1="7.511cm" svg:x2="12.762cm" svg:y2="7.704cm" draw:start-shape="id11" draw:start-glue-point="1" draw:end-shape="id12" draw:end-glue-point="3">
            <text:p text:style-name="P1"/>
          </draw:connector>
        </draw:g>
        <draw:g>
          <draw:frame draw:style-name="gr1" draw:layer="layout" svg:width="3.216cm" svg:height="0.988cm" svg:x="1.285cm" svg:y="10.663cm">
            <draw:text-box>
              <text:p text:style-name="P1">Case 2b:</text:p>
            </draw:text-box>
          </draw:frame>
          <draw:custom-shape draw:style-name="gr2" draw:text-style-name="P2" draw:layer="layout" svg:width="9.766cm" svg:height="2.645cm" svg:x="4.125cm" svg:y="11.792cm"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3" draw:id="id13" draw:layer="layout" svg:width="0.311cm" svg:height="0.312cm" svg:x="2.024cm" svg:y="12.958cm">
            <text:p text:style-name="P1"/>
          </draw:ellipse>
          <draw:connector draw:style-name="gr4" draw:text-style-name="P3" draw:layer="layout" draw:type="curve" svg:x1="2.335cm" svg:y1="13.114cm" svg:x2="5.875cm" svg:y2="12.998cm" draw:start-shape="id13" draw:start-glue-point="1" draw:end-shape="id14" draw:end-glue-point="3">
            <text:p text:style-name="P1"/>
          </draw:connector>
          <draw:custom-shape draw:style-name="gr2" draw:text-style-name="P2" draw:id="id15" draw:layer="layout" svg:width="1.323cm" svg:height="1.245cm" svg:x="15.059cm" svg:y="11.988cm">
            <text:p text:style-name="P2">S2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draw:type="curve" draw:line-skew="0.784cm" svg:x1="15.72cm" svg:y1="13.233cm" svg:x2="6.536cm" svg:y2="13.621cm" draw:start-shape="id15" draw:start-glue-point="2" draw:end-shape="id14" draw:end-glue-point="2">
            <text:p text:style-name="P1"/>
          </draw:connector>
          <draw:g draw:id="id16">
            <draw:circle draw:style-name="gr5" draw:text-style-name="P3" draw:layer="layout" svg:width="0.623cm" svg:height="0.623cm" svg:x="18.716cm" svg:y="12.531cm">
              <text:p text:style-name="P1"/>
            </draw:circle>
            <draw:ellipse draw:style-name="gr6" draw:text-style-name="P3" draw:layer="layout" svg:width="0.311cm" svg:height="0.35cm" svg:x="18.872cm" svg:y="12.648cm">
              <text:p text:style-name="P1"/>
            </draw:ellipse>
          </draw:g>
          <draw:connector draw:style-name="gr4" draw:text-style-name="P3" draw:layer="layout" draw:type="curve" svg:x1="16.382cm" svg:y1="12.61cm" svg:x2="18.716cm" svg:y2="12.842cm" draw:start-shape="id15" draw:start-glue-point="1" draw:end-shape="id16" draw:end-glue-point="3">
            <text:p text:style-name="P1"/>
          </draw:connector>
          <draw:custom-shape draw:style-name="gr2" draw:text-style-name="P2" draw:id="id14" draw:layer="layout" svg:width="1.323cm" svg:height="1.245cm" svg:x="5.875cm" svg:y="12.376cm">
            <text:p text:style-name="P2">S1a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id="id17" draw:layer="layout" svg:width="1.323cm" svg:height="1.245cm" svg:x="10cm" svg:y="12.416cm">
            <text:p text:style-name="P2">S1b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draw:type="curve" draw:line-skew="-0.994cm -0.013cm" svg:x1="7.198cm" svg:y1="12.998cm" svg:x2="10.661cm" svg:y2="12.416cm" draw:start-shape="id14" draw:start-glue-point="1" draw:end-shape="id17" draw:end-glue-point="0">
            <text:p text:style-name="P1"/>
          </draw:connector>
          <draw:connector draw:style-name="gr4" draw:text-style-name="P3" draw:layer="layout" draw:type="curve" draw:line-skew="1.343cm -0.262cm" svg:x1="10cm" svg:y1="13.038cm" svg:x2="6.536cm" svg:y2="13.621cm" draw:start-shape="id17" draw:start-glue-point="3" draw:end-shape="id14" draw:end-glue-point="2">
            <text:p text:style-name="P1"/>
          </draw:connector>
          <draw:connector draw:style-name="gr4" draw:text-style-name="P3" draw:layer="layout" draw:type="curve" svg:x1="11.323cm" svg:y1="13.038cm" svg:x2="15.059cm" svg:y2="12.61cm" draw:start-shape="id17" draw:start-glue-point="1" draw:end-shape="id15" draw:end-glue-point="3">
            <text:p text:style-name="P1"/>
          </draw:connector>
        </draw:g>
        <draw:g>
          <draw:frame draw:style-name="gr1" draw:layer="layout" svg:width="3.165cm" svg:height="0.988cm" svg:x="1.401cm" svg:y="15.915cm">
            <draw:text-box>
              <text:p text:style-name="P1">Case 2c:</text:p>
            </draw:text-box>
          </draw:frame>
          <draw:custom-shape draw:style-name="gr2" draw:text-style-name="P2" draw:id="id19" draw:layer="layout" svg:width="9.766cm" svg:height="2.645cm" svg:x="4.241cm" svg:y="17.044cm"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3" draw:id="id18" draw:layer="layout" svg:width="0.311cm" svg:height="0.312cm" svg:x="2.14cm" svg:y="18.21cm">
            <text:p text:style-name="P1"/>
          </draw:ellipse>
          <draw:connector draw:style-name="gr4" draw:text-style-name="P3" draw:layer="layout" draw:type="curve" svg:x1="2.451cm" svg:y1="18.366cm" svg:x2="4.241cm" svg:y2="18.366cm" draw:start-shape="id18" draw:start-glue-point="1" draw:end-shape="id19" draw:end-glue-point="3">
            <text:p text:style-name="P1"/>
          </draw:connector>
          <draw:custom-shape draw:style-name="gr2" draw:text-style-name="P2" draw:id="id20" draw:layer="layout" svg:width="1.323cm" svg:height="1.245cm" svg:x="15.175cm" svg:y="17.24cm">
            <text:p text:style-name="P2">S2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draw:type="curve" draw:line-skew="-0.43cm -0.013cm" svg:x1="14.007cm" svg:y1="18.366cm" svg:x2="15.836cm" svg:y2="17.24cm" draw:start-shape="id19" draw:start-glue-point="1" draw:end-shape="id20" draw:end-glue-point="0">
            <text:p text:style-name="P1"/>
          </draw:connector>
          <draw:connector draw:style-name="gr4" draw:text-style-name="P3" draw:layer="layout" draw:type="curve" draw:line-skew="0.566cm 0.403cm" svg:x1="15.175cm" svg:y1="17.862cm" svg:x2="9.124cm" svg:y2="19.689cm" draw:start-shape="id20" draw:start-glue-point="3" draw:end-shape="id19" draw:end-glue-point="2">
            <text:p text:style-name="P1"/>
          </draw:connector>
          <draw:g draw:id="id21">
            <draw:circle draw:style-name="gr5" draw:text-style-name="P3" draw:layer="layout" svg:width="0.623cm" svg:height="0.623cm" svg:x="18.832cm" svg:y="17.783cm">
              <text:p text:style-name="P1"/>
            </draw:circle>
            <draw:ellipse draw:style-name="gr6" draw:text-style-name="P3" draw:layer="layout" svg:width="0.311cm" svg:height="0.35cm" svg:x="18.988cm" svg:y="17.9cm">
              <text:p text:style-name="P1"/>
            </draw:ellipse>
          </draw:g>
          <draw:connector draw:style-name="gr4" draw:text-style-name="P3" draw:layer="layout" draw:type="curve" svg:x1="16.498cm" svg:y1="17.862cm" svg:x2="18.832cm" svg:y2="18.094cm" draw:start-shape="id20" draw:start-glue-point="1" draw:end-shape="id21" draw:end-glue-point="3">
            <text:p text:style-name="P1"/>
          </draw:connector>
          <draw:custom-shape draw:style-name="gr2" draw:text-style-name="P2" draw:id="id22" draw:layer="layout" svg:width="1.323cm" svg:height="1.245cm" svg:x="6.964cm" svg:y="17.589cm">
            <text:p text:style-name="P2">S1a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id="id23" draw:layer="layout" svg:width="1.323cm" svg:height="1.245cm" svg:x="10.116cm" svg:y="17.668cm">
            <text:p text:style-name="P2">S1b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draw:type="curve" draw:line-skew="-0.994cm -0.013cm" svg:x1="8.287cm" svg:y1="18.211cm" svg:x2="10.777cm" svg:y2="17.668cm" draw:start-shape="id22" draw:start-glue-point="1" draw:end-shape="id23" draw:end-glue-point="0">
            <text:p text:style-name="P1"/>
          </draw:connector>
          <draw:connector draw:style-name="gr4" draw:text-style-name="P3" draw:layer="layout" draw:type="curve" draw:line-skew="0.827cm" svg:x1="10.116cm" svg:y1="18.29cm" svg:x2="7.625cm" svg:y2="18.834cm" draw:start-shape="id23" draw:start-glue-point="3" draw:end-shape="id22" draw:end-glue-point="2">
            <text:p text:style-name="P1"/>
          </draw:connector>
          <draw:ellipse draw:style-name="gr5" draw:text-style-name="P3" draw:id="id24" draw:layer="layout" svg:width="0.35cm" svg:height="0.389cm" svg:x="4.084cm" svg:y="18.132cm">
            <text:p text:style-name="P1"/>
          </draw:ellipse>
          <draw:connector draw:style-name="gr4" draw:text-style-name="P3" draw:layer="layout" draw:type="curve" svg:x1="4.434cm" svg:y1="18.326cm" svg:x2="6.964cm" svg:y2="18.211cm" draw:start-shape="id24" draw:start-glue-point="1" draw:end-shape="id22" draw:end-glue-point="3">
            <text:p text:style-name="P1"/>
          </draw:connector>
          <draw:custom-shape draw:style-name="gr7" draw:text-style-name="P3" draw:layer="layout" svg:width="0.506cm" svg:height="0.506cm" svg:x="13.773cm" svg:y="18.17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8" draw:text-style-name="P3" draw:layer="layout" svg:x1="13.889cm" svg:y1="18.638cm" svg:x2="14.201cm" svg:y2="18.249cm">
            <text:p text:style-name="P1"/>
          </draw:line>
          <draw:line draw:style-name="gr8" draw:text-style-name="P3" draw:id="id25" draw:layer="layout" svg:x1="13.811cm" svg:y1="18.326cm" svg:x2="14.239cm" svg:y2="18.56cm">
            <text:p text:style-name="P1"/>
          </draw:line>
          <draw:connector draw:style-name="gr4" draw:text-style-name="P3" draw:layer="layout" draw:type="curve" svg:x1="11.439cm" svg:y1="18.29cm" svg:x2="13.811cm" svg:y2="18.443cm" draw:start-shape="id23" draw:start-glue-point="1" draw:end-shape="id25" draw:end-glue-point="3">
            <text:p text:style-name="P1"/>
          </draw:connector>
        </draw:g>
        <draw:g>
          <draw:custom-shape draw:style-name="gr9" draw:text-style-name="P3" draw:layer="layout" svg:width="14.747cm" svg:height="6.265cm" svg:x="1.867cm" svg:y="22.217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layer="layout" svg:width="2.822cm" svg:height="0.988cm" svg:x="1.674cm" svg:y="21.361cm">
            <draw:text-box>
              <text:p text:style-name="P1">Case 3:</text:p>
            </draw:text-box>
          </draw:frame>
          <draw:custom-shape draw:style-name="gr2" draw:text-style-name="P2" draw:id="id27" draw:layer="layout" svg:width="1.323cm" svg:height="1.245cm" svg:x="6.148cm" svg:y="23.385cm">
            <text:p text:style-name="P2">S1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3" draw:id="id26" draw:layer="layout" svg:width="0.311cm" svg:height="0.312cm" svg:x="4.047cm" svg:y="23.851cm">
            <text:p text:style-name="P1"/>
          </draw:ellipse>
          <draw:connector draw:style-name="gr4" draw:text-style-name="P3" draw:layer="layout" draw:type="curve" svg:x1="4.358cm" svg:y1="24.007cm" svg:x2="6.148cm" svg:y2="24.007cm" draw:start-shape="id26" draw:start-glue-point="1" draw:end-shape="id27" draw:end-glue-point="3">
            <text:p text:style-name="P1"/>
          </draw:connector>
          <draw:custom-shape draw:style-name="gr2" draw:text-style-name="P2" draw:id="id28" draw:layer="layout" svg:width="1.323cm" svg:height="1.245cm" svg:x="9.767cm" svg:y="23.425cm">
            <text:p text:style-name="P2">S2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draw:type="curve" draw:line-skew="-0.994cm -0.013cm" svg:x1="7.471cm" svg:y1="24.007cm" svg:x2="10.428cm" svg:y2="23.425cm" draw:start-shape="id27" draw:start-glue-point="1" draw:end-shape="id28" draw:end-glue-point="0">
            <text:p text:style-name="P1"/>
          </draw:connector>
          <draw:connector draw:style-name="gr4" draw:text-style-name="P3" draw:layer="layout" draw:type="curve" draw:line-skew="1.151cm" svg:x1="9.767cm" svg:y1="24.047cm" svg:x2="6.809cm" svg:y2="24.63cm" draw:start-shape="id28" draw:start-glue-point="3" draw:end-shape="id27" draw:end-glue-point="2">
            <text:p text:style-name="P1"/>
          </draw:connector>
          <draw:ellipse draw:style-name="gr3" draw:text-style-name="P3" draw:layer="layout" svg:width="0.311cm" svg:height="0.312cm" svg:x="4.048cm" svg:y="23.851cm">
            <text:p text:style-name="P1"/>
          </draw:ellipse>
          <draw:g draw:id="id29">
            <draw:circle draw:style-name="gr5" draw:text-style-name="P3" draw:layer="layout" svg:width="0.623cm" svg:height="0.623cm" svg:x="13.424cm" svg:y="23.968cm">
              <text:p text:style-name="P1"/>
            </draw:circle>
            <draw:ellipse draw:style-name="gr6" draw:text-style-name="P3" draw:layer="layout" svg:width="0.311cm" svg:height="0.35cm" svg:x="13.58cm" svg:y="24.085cm">
              <text:p text:style-name="P1"/>
            </draw:ellipse>
          </draw:g>
          <draw:connector draw:style-name="gr4" draw:text-style-name="P3" draw:layer="layout" draw:type="curve" svg:x1="11.09cm" svg:y1="24.047cm" svg:x2="13.424cm" svg:y2="24.279cm" draw:start-shape="id28" draw:start-glue-point="1" draw:end-shape="id29" draw:end-glue-point="3">
            <text:p text:style-name="P1"/>
          </draw:connector>
          <draw:custom-shape draw:style-name="gr2" draw:text-style-name="P2" draw:id="id31" draw:layer="layout" svg:width="1.323cm" svg:height="1.245cm" svg:x="6.109cm" svg:y="26.266cm">
            <text:p text:style-name="P2">S1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3" draw:id="id30" draw:layer="layout" svg:width="0.311cm" svg:height="0.312cm" svg:x="4.008cm" svg:y="26.732cm">
            <text:p text:style-name="P1"/>
          </draw:ellipse>
          <draw:connector draw:style-name="gr4" draw:text-style-name="P3" draw:layer="layout" draw:type="curve" svg:x1="4.319cm" svg:y1="26.888cm" svg:x2="6.109cm" svg:y2="26.888cm" draw:start-shape="id30" draw:start-glue-point="1" draw:end-shape="id31" draw:end-glue-point="3">
            <text:p text:style-name="P1"/>
          </draw:connector>
          <draw:custom-shape draw:style-name="gr2" draw:text-style-name="P2" draw:id="id32" draw:layer="layout" svg:width="1.323cm" svg:height="1.245cm" svg:x="9.728cm" svg:y="26.306cm">
            <text:p text:style-name="P2">S2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draw:type="curve" draw:line-skew="-0.994cm -0.013cm" svg:x1="7.432cm" svg:y1="26.888cm" svg:x2="10.389cm" svg:y2="26.306cm" draw:start-shape="id31" draw:start-glue-point="1" draw:end-shape="id32" draw:end-glue-point="0">
            <text:p text:style-name="P1"/>
          </draw:connector>
          <draw:connector draw:style-name="gr4" draw:text-style-name="P3" draw:layer="layout" draw:type="curve" draw:line-skew="1.151cm" svg:x1="9.728cm" svg:y1="26.928cm" svg:x2="6.77cm" svg:y2="27.511cm" draw:start-shape="id32" draw:start-glue-point="3" draw:end-shape="id31" draw:end-glue-point="2">
            <text:p text:style-name="P1"/>
          </draw:connector>
          <draw:ellipse draw:style-name="gr3" draw:text-style-name="P3" draw:layer="layout" svg:width="0.311cm" svg:height="0.312cm" svg:x="4.009cm" svg:y="26.732cm">
            <text:p text:style-name="P1"/>
          </draw:ellipse>
          <draw:g draw:id="id33">
            <draw:circle draw:style-name="gr5" draw:text-style-name="P3" draw:layer="layout" svg:width="0.623cm" svg:height="0.623cm" svg:x="13.385cm" svg:y="26.849cm">
              <text:p text:style-name="P1"/>
            </draw:circle>
            <draw:ellipse draw:style-name="gr6" draw:text-style-name="P3" draw:layer="layout" svg:width="0.311cm" svg:height="0.35cm" svg:x="13.541cm" svg:y="26.966cm">
              <text:p text:style-name="P1"/>
            </draw:ellipse>
          </draw:g>
          <draw:connector draw:style-name="gr4" draw:text-style-name="P3" draw:layer="layout" draw:type="curve" svg:x1="11.051cm" svg:y1="26.928cm" svg:x2="13.385cm" svg:y2="27.16cm" draw:start-shape="id32" draw:start-glue-point="1" draw:end-shape="id33" draw:end-glue-point="3">
            <text:p text:style-name="P1"/>
          </draw:connector>
          <draw:line draw:style-name="gr10" draw:text-style-name="P3" draw:layer="layout" svg:x1="1.906cm" svg:y1="25.525cm" svg:x2="16.614cm" svg:y2="25.525cm">
            <text:p text:style-name="P1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7-25T17:34:56</meta:creation-date>
    <dc:date>2006-07-26T09:53:46</dc:date>
    <dc:language>fr-FR</dc:language>
    <meta:editing-cycles>7</meta:editing-cycles>
    <meta:editing-duration>PT16H18M51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